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style:font-name="Times New Roman"/>
    </style:style>
    <style:style style:family="text" style:name="T2" style:display-name="T2">
      <style:text-properties style:font-name="Times New Roman" fo:font-weight="bold"/>
    </style:style>
    <style:style style:family="text" style:name="T3" style:display-name="T3">
      <style:text-properties style:font-name="Times New Roman" fo:font-style="italic"/>
    </style:style>
    <style:style style:family="text" style:name="T4" style:display-name="T4">
      <style:text-properties style:font-name="Times New Roman" fo:font-weight="normal"/>
    </style:style>
    <style:style style:family="text" style:name="T5" style:display-name="T5">
      <style:text-properties fo:color="#000000" style:font-name="Times New Roman" fo:font-size="12pt" fo:language="en" fo:country="US" fo:font-weight="normal"/>
    </style:style>
    <style:style style:family="text" style:name="T6" style:display-name="T6">
      <style:text-properties style:font-name="Times New Roman" fo:font-size="12pt" fo:language="en" fo:country="US" fo:font-weight="normal"/>
    </style:style>
    <style:style style:family="text" style:name="T7" style:display-name="T7">
      <style:text-properties style:font-name="Times New Roman" fo:font-size="12pt" fo:language="en" fo:country="US" fo:font-style="italic" fo:font-weight="normal"/>
    </style:style>
    <style:style style:family="paragraph" style:name="P5" style:display-name="P5" style:parent-style-name="Normal">
      <style:paragraph-properties fo:text-align="center" fo:line-height="200%" fo:margin-top="0in" fo:margin-bottom="0in" style:writing-mode="lr"/>
      <style:text-properties fo:color="#000000" style:font-name="Times New Roman" fo:font-size="12pt" fo:font-weight="normal"/>
    </style:style>
    <style:style style:family="paragraph" style:name="P6" style:display-name="P6" style:parent-style-name="Normal">
      <style:paragraph-properties fo:text-align="left" fo:line-height="200%" fo:margin-top="0in" fo:margin-bottom="0in" style:writing-mode="lr"/>
      <style:text-properties fo:color="#000000" style:font-name="Times New Roman" fo:font-size="12pt" fo:font-weight="normal"/>
    </style:style>
    <style:style style:family="paragraph" style:name="P7" style:display-name="P7" style:parent-style-name="Normal">
      <style:paragraph-properties fo:text-align="left" fo:text-indent="0.0000in" fo:line-height="200%" fo:margin-left="0.0000in" fo:margin-right="0.0000in" fo:margin-top="0.0000in" fo:margin-bottom="0.0000in" style:writing-mode="lr"/>
      <style:text-properties style:font-name="Times New Roman" fo:font-size="12pt" fo:language="en" fo:country="US" fo:font-weight="normal"/>
    </style:style>
    <style:style style:family="paragraph" style:name="P1" style:display-name="P1">
      <style:paragraph-properties fo:line-height="200%" fo:break-before="page"/>
    </style:style>
    <style:style style:family="paragraph" style:name="P2" style:display-name="P2" style:parent-style-name="Normal">
      <style:paragraph-properties fo:text-align="left" fo:line-height="200%" fo:margin-top="0in" fo:margin-bottom="0in" style:writing-mode="lr"/>
      <style:text-properties style:font-name="Times New Roman" fo:font-size="12pt"/>
    </style:style>
    <style:style style:family="paragraph" style:name="P3" style:display-name="P3" style:parent-style-name="Normal">
      <style:paragraph-properties fo:text-align="center" fo:line-height="200%" fo:margin-top="0in" fo:margin-bottom="0in" style:writing-mode="lr"/>
      <style:text-properties style:font-name="Times New Roman" fo:font-size="12pt"/>
    </style:style>
    <style:style style:family="paragraph" style:name="P4" style:display-name="P4" style:parent-style-name="Normal">
      <style:paragraph-properties fo:text-align="left" fo:line-height="200%" fo:margin-top="0in" fo:margin-bottom="0in" style:writing-mode="lr"/>
      <style:text-properties fo:color="#000000" style:font-name="CG Times" fo:font-size="12pt" fo:font-weight="normal"/>
    </style:style>
    <style:style style:family="section" style:name="Sect1" style:display-name="Sect1">
      <style:section-properties text:dont-balance-text-columns="true">
        <style:columns fo:column-count="1" fo:column-gap="0in"/>
      </style:section-properties>
    </style:style>
    <style:page-layout style:name="PLayout2">
      <style:page-layout-properties fo:margin-top="0.000000cm" fo:margin-bottom="1in" fo:margin-left="1in" fo:margin-right="1in"/>
      <style:header-style>
        <style:header-footer-properties svg:height="3.708908cm"/>
      </style:header-style>
    </style:page-layout>
    <style:page-layout style:name="Standard">
      <style:page-layout-properties fo:margin-top="0.000000cm" fo:margin-bottom="1in" fo:margin-left="1in" fo:margin-right="1in"/>
      <style:header-style>
        <style:header-footer-properties svg:height="3.708908cm"/>
      </style:header-style>
    </style:page-layout>
  </office:automatic-styles>
  <office:body>
    <office:text>
      <text:section text:style-name="Sect1" text:name="Section1">
        <text:p text:style-name="P1"><text:span text:style-name="T1">Edgar Tejada</text:span></text:p>
        <text:p text:style-name="P2"><text:span text:style-name="T1">Professor Judy Crozier</text:span></text:p>
        <text:p text:style-name="P2"><text:span text:style-name="T1">ENGL-40B-9390: American Literature</text:span></text:p>
        <text:p text:style-name="P2"><text:span text:style-name="T1">26 May 2019</text:span></text:p>
        <text:p text:style-name="P3"><text:span text:style-name="T1">Levels of Comprehension on I know Why the Caged Bird Sings</text:span></text:p>
        <text:p text:style-name="P4"><text:span text:style-name="T2">1. Opening/Introduction paragraph</text:span></text:p>
        <text:p text:style-name="P4"><text:span text:style-name="T2"><text:tab/>a. HOOK-</text:span></text:p>
        <text:p text:style-name="P4"><text:span text:style-name="T1"><text:tab/>When a young child grows up under a repressive regime and are treated as second class citizens, it warps their self-view and their self-worth. To break out of mental shackles of internalized prejudice, one must face and acknowledge the external prejudices as well.</text:span></text:p>
        <text:p text:style-name="P4"><text:span text:style-name="T2"><text:tab/>b. INTRO</text:span><text:span text:style-name="T1"> – </text:span></text:p>
        <text:p text:style-name="P4"><text:span text:style-name="T1"><text:tab/>Maya Angelou’s novel, </text:span><text:span text:style-name="T3">I Know Why the Caged Bird Sings</text:span><text:span text:style-name="T1">, acts as autobiography in that it addresses Maya young self struggling during the 1930‘s, Jim Crow era Arkansas, her trauma as a rape victim, and her fight for self worth as a young black woman.</text:span></text:p>
        <text:p text:style-name="P4"><text:span text:style-name="T2"><text:tab/>c. SUMMARY</text:span><text:span text:style-name="T1"> <text:s/>- <text:s text:c="5"/></text:span></text:p>
        <text:p text:style-name="P4"><text:span text:style-name="T1"><text:tab/>Maya Angelou’s autobiographical novel, </text:span><text:span text:style-name="T3">I Know Why the Caged Bird Sings,</text:span><text:span text:style-name="T1"> focused on a very young Maya, </text:span><text:span text:style-name="T2">the protagonist, </text:span><text:span text:style-name="T4">and her </text:span><text:span text:style-name="T1">struggles to love herself as a young black girl. As young toddlers in the 1920s, Maya and her older brother, Bailey, were sent off by their divorcing parents from Long Beach, California, to a little segregated town called </text:span><text:span text:style-name="T2">Stamps, Arkansas</text:span><text:span text:style-name="T1">. While there, the two children lived and worked for the grandmother (Mama) and their crippled Uncle Willis at Mama’s family owned supply store. Mama’s supply store had run-ins with Ku Klux Klan while Maya was a child, but Mama’s store was also a major source of loans during the the Great Depression for white and black people alike. Meanwhile, Maya grew to hate herself by age 8 for being abandoned by her parents, and blames it on her not being being ‘white enough’ like her biological mother or her older brother, Bailey. </text:span></text:p>
        <text:p text:style-name="P4"><text:span text:style-name="T1"><text:tab/>Then their estranged father came out of the wood-works and promised to whisk them away with him to California, where he was a mid-level office clerk. This ended up being a lie, as he actually dropped them of with their equally estranged, unnamed, Mother in St. Louis, Missouri. While in St. Louis, Maya and Bailey spent the year surrounded by their Mother’s power hungry, ruthless criminal family. The family involve themselves in police politics, gambling, and prostitution rings. Bailey loved being with his mother, but Maya was as as indifferent with her as their father. Their mother’s current boyfriend, Mr. Freeman, was a imposing man who groomed and raped the 8 year old Maya twice, the second time violently. While Maya was hospitalized from the physical trauma, Freeman was sentenced to jail. However, Maya’s family had enough influence in the police to have Freeman beaten and killed before he could serve his time. Maya felt guilt ‘causing’ this man’s death, began to blame herself for Bailey falling out with their mother, and became functionally mute. Their mother’s family grew frustrated with Maya’s ‘lack of family gratefulness’ for their actions, and sent the siblings back to their grandmother in Arkansas.</text:span></text:p>
        <text:p text:style-name="P4"><text:span text:style-name="T1"><text:tab/>Maya spent the next three years growing up in Stamps struggling with feelings of guilt, dirtiness, and sin. It took more than a year for her to speak with others again, but eventually she made friends with a classmate, Louise, and an older woman, Mrs. Flowers. She graduated from the 8th grade tied for highest honors, only to have an un</text:span><text:span text:style-name="T5">announced,</text:span><text:span text:style-name="T1"> white politician speak at their graduation with belittling promises of more funding for their athletics. Racism seemed to be growing more intense in Arkansas, as a dentist in debt to Mama refused to help Maya with a cavity and more unseen lynching were happening. The rising racial violence culminated when Bailey was on an errand for Mama through he white part of town. He was forced to move a washed up, dead black man by white police officers, and returned home trembling at how </text:span><text:span text:style-name="T3">inhuman</text:span><text:span text:style-name="T1"> white people treated them.</text:span><text:span text:style-name="T1">. Seeing the coming storm, Mama and Uncle Willie sold off some of their supply stock, and shipped the siblings to live in California, with their father.</text:span></text:p>
        <text:p text:style-name="P4"><text:span text:style-name="T1"><text:tab/></text:span><text:span text:style-name="T2">d. THESIS statement</text:span><text:span text:style-name="T1"> </text:span></text:p>
        <text:p text:style-name="P4"><text:span text:style-name="T1"><text:tab/>Angelou’s life was full of unwarranted cruelty and hardships for the crime of being born a woman and being born black, and yet she, with the loving support of the loved ones who raised her, fought this </text:span><text:span text:style-name="T2">external conflict</text:span><text:span text:style-name="T1"> to gain higher education and show pride in her womanhood.</text:span></text:p>
        <text:p text:style-name="P4"><text:span text:style-name="T2"><text:tab/>e. TRANSITION sentence </text:span></text:p>
        <text:p text:style-name="P4"><text:span text:style-name="T1"><text:tab/>Maya’s low self-esteem and survivor guilt began early as a toddler with parental abandonment and colorist body shame instilled in her by southern life.</text:span></text:p>
        <text:p text:style-name="P4"><text:span text:style-name="T2">2. Level: Inferential</text:span><text:span text:style-name="T1">- Early on in the story one could predict-biggest prediction? </text:span></text:p>
        <text:p text:style-name="P4"><text:span text:style-name="T1"><text:tab/></text:span><text:span text:style-name="T2">a. TOPIC SENTENCE </text:span></text:p>
        <text:p text:style-name="P4"><text:span text:style-name="T1"><text:tab/>Maya, </text:span><text:span text:style-name="T2">the protagonist</text:span><text:span text:style-name="T1">, feels that she doesn’t deserve love. </text:span></text:p>
        <text:p text:style-name="P4"><text:span text:style-name="T1"><text:tab/></text:span><text:span text:style-name="T2">b. CLAIM <text:s/>#1-</text:span></text:p>
        <text:p text:style-name="P4"><text:span text:style-name="T1"><text:tab/></text:span><text:span text:style-name="T5">Early on in the novel, Maya feels fears that she cannot possibly be her brother’s sister,for being so negro and their for ugly. Thus, she will try to runaway from home.</text:span></text:p>
        <text:p text:style-name="P4"><text:span text:style-name="T1"><text:tab/></text:span><text:span text:style-name="T2">c. EMBED</text:span></text:p>
        <text:p text:style-name="P4"><text:span text:style-name="T1"><text:tab/>Everyone complements Bailey for his handsomeness and resemblance to their mother, but Maya never gets complements for her looks.</text:span></text:p>
        <text:p text:style-name="P4"><text:span text:style-name="T1"><text:tab/></text:span><text:span text:style-name="T2">d. QUOTE #1</text:span></text:p>
        <text:p text:style-name="P4"><text:span text:style-name="T1"><text:tab/>Maya’s impostor syndrome runs so deep, that she fears she was a pity adoption, as</text:span><text:span text:style-name="T1">"She was [Bailey’s] Mother Dear ... were more alike than she and I, or even he and I. They both had physical beauty and personality, so I figured it figured" (Angelou 30).</text:span></text:p>
        <text:p text:style-name="P4"><text:span text:style-name="T1"><text:tab/></text:span><text:span text:style-name="T2">e. POST CLAIM </text:span></text:p>
        <text:p text:style-name="P4"><text:span text:style-name="T1"><text:tab/>Maya did eventually feel that she earned her brother’s love, by proving her intellectual might and growing a mutual love with Bailey of books, so she never ran away, but her brother did.</text:span></text:p>
        <text:p text:style-name="P4"><text:span text:style-name="T1"><text:tab/>f. TRANSITION </text:span></text:p>
        <text:p text:style-name="P4"><text:span text:style-name="T1"><text:tab/>Bailey was also a victim of the savagery of segregation, as he had to first hand witness the dehumanization of black men.</text:span></text:p>
        <text:p text:style-name="P4"><text:span text:style-name="T1"><text:tab/>b. CLAIM <text:s/>#2 -</text:span></text:p>
        <text:p text:style-name="P4"><text:span text:style-name="T1"><text:tab/>Later on in the story,</text:span> <text:span text:style-name="T1">Bailey came back traumatized from the white part of town. He will grow to resent white people because he witnessed a lynching or other racist brutality.</text:span></text:p>
        <text:p text:style-name="P4"><text:span text:style-name="T1"><text:tab/>c. EMBED elements and subtext</text:span></text:p>
        <text:p text:style-name="P4"><text:span text:style-name="T1"><text:tab/>Bailey was often Mama’s errand boy to the white part of town by the time he was 12, and because of this he grew dangerously comfortable around them.</text:span></text:p>
        <text:p text:style-name="P4"><text:span text:style-name="T1">d. QUOTE</text:span></text:p>
        <text:p text:style-name="P4"><text:span text:style-name="T1"><text:tab/>One day after running errands for Mama, Bailey returned in shock, and Maya feared the worst, for </text:span><text:span text:style-name="T1">"Why is he saying the baby prayer? We had been saying the ‘Our Father, which art in heaven’ for years" (Angelou 57).</text:span></text:p>
        <text:p text:style-name="P4"><text:span text:style-name="T1">e. POST CLAIM </text:span></text:p>
        <text:p text:style-name="P4"><text:span text:style-name="T1"><text:tab/>Bailey did run away to on the freight train, hoping to escape the south to California. He couldn’t understand nor accept the south’s level of hatred for him.</text:span></text:p>
        <text:p text:style-name="P4"><text:span text:style-name="T1">f. TRANSITION </text:span></text:p>
        <text:p text:style-name="P4"><text:span text:style-name="T1">3. Level: Critique author’s language/writing –authors purpose</text:span></text:p>
        <text:p text:style-name="P4"><text:span text:style-name="T1">a. TOPIC Sentence</text:span></text:p>
        <text:p text:style-name="P4"><text:span text:style-name="T1">b. CLAIM #1: </text:span></text:p>
        <text:p text:style-name="P4"><text:span text:style-name="T1">d. EMBED</text:span></text:p>
        <text:p text:style-name="P4"><text:span text:style-name="T1">e. QUOTE </text:span></text:p>
        <text:p text:style-name="P4"><text:span text:style-name="T1">f. POST CLAIM </text:span></text:p>
        <text:p text:style-name="P4"><text:span text:style-name="T1">g. TRANSITION </text:span></text:p>
        <text:p text:style-name="P4"><text:span text:style-name="T1">b. CLAIM <text:s/>#2-</text:span></text:p>
        <text:p text:style-name="P4"><text:span text:style-name="T1">c. EMBED elements and subtext</text:span></text:p>
        <text:p text:style-name="P4"><text:span text:style-name="T1">d. QUOTE</text:span></text:p>
        <text:p text:style-name="P4"><text:span text:style-name="T1">e. POST CLAIM </text:span></text:p>
        <text:p text:style-name="P4"><text:span text:style-name="T1">f. TRANSITION </text:span></text:p>
        <text:p text:style-name="P4"><text:span text:style-name="T1">4. Level: Appreciative (use “I” statements) If I were…(do all main characters)</text:span></text:p>
        <text:p text:style-name="P4"><text:span text:style-name="T1">a. TOPIC Sentence </text:span></text:p>
        <text:p text:style-name="P4"><text:span text:style-name="T1">b. CLAIM#1: </text:span></text:p>
        <text:p text:style-name="P4"><text:span text:style-name="T1">d. EMBED </text:span></text:p>
        <text:p text:style-name="P4"><text:span text:style-name="T1">e. QUOTE </text:span></text:p>
        <text:p text:style-name="P4"><text:span text:style-name="T1">f. POST CLAIM/TRANSITION </text:span></text:p>
        <text:p text:style-name="P4"><text:span text:style-name="T1">b. CLAIM <text:s/>#2-</text:span></text:p>
        <text:p text:style-name="P4"><text:span text:style-name="T1">c. EMBED elements and subtext</text:span></text:p>
        <text:p text:style-name="P4"><text:span text:style-name="T1">d. QUOTE</text:span></text:p>
        <text:p text:style-name="P4"><text:span text:style-name="T1">e. POST CLAIM </text:span></text:p>
        <text:p text:style-name="P4"><text:span text:style-name="T1">f. TRANSITION </text:span></text:p>
        <text:p text:style-name="P4"><text:span text:style-name="T1">5. Level: Evaluative judge character </text:span></text:p>
        <text:p text:style-name="P4"><text:span text:style-name="T1">a. TOPIC Sentence </text:span></text:p>
        <text:p text:style-name="P4"><text:span text:style-name="T1">b. CLAIM #1: </text:span></text:p>
        <text:p text:style-name="P4"><text:span text:style-name="T1">d. EMBED </text:span></text:p>
        <text:p text:style-name="P4"><text:span text:style-name="T1">e. QUOTE </text:span></text:p>
        <text:p text:style-name="P4"><text:span text:style-name="T1">f. POST CLAIM/ TRANSITIONS</text:span></text:p>
        <text:p text:style-name="P4"><text:span text:style-name="T1">b. CLAIM <text:s/>#2-</text:span></text:p>
        <text:p text:style-name="P4"><text:span text:style-name="T1">c. EMBED elements and subtext</text:span></text:p>
        <text:p text:style-name="P4"><text:span text:style-name="T1">d. QUOTE</text:span></text:p>
        <text:p text:style-name="P4"><text:span text:style-name="T1">e. POST CLAIM </text:span></text:p>
        <text:p text:style-name="P4"><text:span text:style-name="T1">f. TRANSITION </text:span></text:p>
        <text:p text:style-name="P4"><text:span text:style-name="T1">6. Level: Essential THEMES in story tie to real world</text:span></text:p>
        <text:p text:style-name="P4"><text:span text:style-name="T1">a. TOPIC Sentence </text:span></text:p>
        <text:p text:style-name="P4"><text:span text:style-name="T1">b. CLAIM #1: </text:span></text:p>
        <text:p text:style-name="P4"><text:span text:style-name="T1">d. EMBED </text:span></text:p>
        <text:p text:style-name="P4"><text:span text:style-name="T1">e. QUOTE <text:s/></text:span></text:p>
        <text:p text:style-name="P4"><text:span text:style-name="T1">f. TRANSITION</text:span></text:p>
        <text:p text:style-name="P4"><text:span text:style-name="T1">g. INTRO article </text:span></text:p>
        <text:p text:style-name="P4"><text:span text:style-name="T1">h. CLAIM #2: tie world issue into the story - combine story &amp; article – make claim</text:span></text:p>
        <text:p text:style-name="P4"><text:span text:style-name="T1">i. EMBED </text:span></text:p>
        <text:p text:style-name="P4"><text:span text:style-name="T1">j. QUOTE from article to support point</text:span></text:p>
        <text:p text:style-name="P4"><text:span text:style-name="T1">k. Post claim - and continued point – tie back into your STORY </text:span></text:p>
        <text:p text:style-name="P4"><text:span text:style-name="T1">l. USE ELEMENTS language to describe or post claim point. </text:span></text:p>
        <text:p text:style-name="P4"><text:span text:style-name="T1">m. POST CLAIM – ties both together and concludes the points </text:span></text:p>
        <text:p text:style-name="P4"><text:span text:style-name="T1">n. TRANSITION - into ALT para (movie to novel comparison/contrast) or concl</text:span></text:p>
        <text:p text:style-name="P4"><text:span text:style-name="T1">7. Conclusion</text:span></text:p>
        <text:p text:style-name="P4"><text:span text:style-name="T1">a. TOPIC Sentence </text:span></text:p>
        <text:p text:style-name="P4"><text:span text:style-name="T1">b. Summarize </text:span></text:p>
        <text:p text:style-name="P4"><text:span text:style-name="T1">c. Include ELEMENT language</text:span></text:p>
        <text:p text:style-name="P4"><text:span text:style-name="T1">d. Close with a relevant point</text:span></text:p>
        <text:p text:style-name="P4"/>
        <text:p text:style-name="P4"/>
        <text:p text:style-name="P4"/>
        <text:p text:style-name="P4"/>
        <text:p text:style-name="P4"/>
        <text:p text:style-name="P4"/>
        <text:p text:style-name="P4"/>
        <text:p text:style-name="P4"/>
        <text:p text:style-name="P4"/>
        <text:p text:style-name="P4"/>
        <text:p text:style-name="P5"><text:span text:style-name="T5">Works Cited</text:span></text:p>
        <text:p text:style-name="P6"><text:span text:style-name="T5">Hoelscher, Steven. “Making Place, Making Race: Performances of Whiteness in the Jim Crow </text:span></text:p>
        <text:p text:style-name="P7"><text:span text:style-name="T6"><text:tab/>South.” </text:span><text:span text:style-name="T7">Annals of the Association of American Geographers</text:span><text:span text:style-name="T6">, vol. 93, no. 3, 2003,</text:span></text:p>
        <text:p text:style-name="P7"><text:span text:style-name="T6"><text:tab/>pp. 657–686. </text:span><text:span text:style-name="T7">JSTOR</text:span><text:span text:style-name="T6">, www.jstor.org/stable/1515502.</text:span></text:p>
        <text:p text:style-name="P7"><text:span text:style-name="T6">Pollard, Ingrid. “Maya Angelou.” </text:span><text:span text:style-name="T7">Feminist Review</text:span><text:span text:style-name="T6">, no. 17, 1984, pp. 115–117. </text:span><text:span text:style-name="T7">JSTOR</text:span><text:span text:style-name="T6">, </text:span></text:p>
        <text:p text:style-name="P7"><text:span text:style-name="T6"><text:tab/>www.jstor.org/stable/1395028.</text:span></text:p>
        <text:p text:style-name="P7"><text:span text:style-name="T6">Angelou, Maya. </text:span><text:span text:style-name="T7">I Know Why the Caged Bird Sings, </text:span><text:span text:style-name="T6">New York, NY, Random House, 1969, Prin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G Times" svg:font-family="CG Times"/>
    <style:font-face style:name="Caladea" svg:font-family="Caladea"/>
    <style:font-face style:name="Times New Roman" svg:font-family="Times New Roman"/>
  </office:font-face-decls>
  <office:styles>
    <style:default-style style:family="paragraph">
      <style:paragraph-properties style:tab-stop-distance="0.5in"/>
    </style:default-style>
    <style:style style:family="paragraph" style:name="Text-body" style:display-name="Text body" style:parent-style-name="Normal" style:next-style-name="Text-body">
      <style:paragraph-properties fo:line-height="120%" fo:margin-top="0in" fo:margin-bottom="0.0972in"/>
    </style:style>
    <style:style style:family="paragraph" style:name="Standard" style:display-name="Standard" style:next-style-name="Standard">
      <style:paragraph-properties fo:line-height="115%"/>
    </style:style>
    <style:style style:family="paragraph" style:name="Normal" style:display-name="Normal"/>
    <style:style style:family="paragraph" style:name="Heading-1" style:display-name="Heading 1" style:parent-style-name="normal" style:next-style-name="Normal">
      <style:paragraph-properties fo:line-height="100%" fo:margin-top="0.278in" fo:margin-bottom="0.0835in" fo:keep-with-next="always"/>
      <style:text-properties fo:font-size="20pt"/>
    </style:style>
    <style:style style:family="paragraph" style:name="Subtitle" style:display-name="Subtitle" style:parent-style-name="normal" style:next-style-name="Normal">
      <style:paragraph-properties fo:line-height="100%" fo:margin-top="0in" fo:margin-bottom="0.222in" fo:keep-with-next="always"/>
      <style:text-properties fo:color="#666666" style:font-name="Arial" fo:font-size="15pt"/>
    </style:style>
    <style:style style:family="paragraph" style:name="Heading-6" style:display-name="Heading 6" style:parent-style-name="normal" style:next-style-name="Normal">
      <style:paragraph-properties fo:line-height="100%" fo:margin-top="0.1665in" fo:margin-bottom="0.0555in" fo:keep-with-next="always"/>
      <style:text-properties fo:color="#666666" fo:font-size="11pt" fo:font-style="italic"/>
    </style:style>
    <style:style style:family="paragraph" style:name="Contents-4" style:display-name="Contents 4" style:parent-style-name="Normal" style:next-style-name="Normal">
      <style:paragraph-properties fo:text-indent="-0.3in" fo:margin-left="2in" fo:margin-right="0in"/>
    </style:style>
    <style:style style:family="paragraph" style:name="normal" style:display-name="normal" style:next-style-name="normal">
      <style:paragraph-properties fo:text-align="left" fo:widows="2" fo:orphans="2" style:writing-mode="lr"/>
    </style:style>
    <style:style style:family="paragraph" style:name="Contents-1" style:display-name="Contents 1" style:parent-style-name="Normal" style:next-style-name="Normal">
      <style:paragraph-properties fo:text-indent="-0.3in" fo:margin-left="0.5in" fo:margin-right="0in"/>
    </style:style>
    <style:style style:family="paragraph" style:name="Header" style:display-name="Header" style:parent-style-name="Normal" style:next-style-name="Header">
      <style:paragraph-properties>
        <style:tab-stops>
          <style:tab-stop style:type="center" style:position="3.738889in"/>
          <style:tab-stop style:type="right" style:position="7.480556in"/>
        </style:tab-stops>
      </style:paragraph-properties>
    </style:style>
    <style:style style:family="paragraph" style:name="Heading-2" style:display-name="Heading 2" style:parent-style-name="normal" style:next-style-name="Normal">
      <style:paragraph-properties fo:line-height="100%" fo:margin-top="0.25in" fo:margin-bottom="0.0835in" fo:keep-with-next="always"/>
      <style:text-properties fo:font-size="16pt" fo:font-weight="normal"/>
    </style:style>
    <style:style style:family="paragraph" style:name="Heading-3" style:display-name="Heading 3" style:parent-style-name="normal" style:next-style-name="Normal">
      <style:paragraph-properties fo:line-height="100%" fo:margin-top="0.222in" fo:margin-bottom="0.0555in" fo:keep-with-next="always"/>
      <style:text-properties fo:color="#434343" fo:font-size="14pt" fo:font-weight="normal"/>
    </style:style>
    <style:style style:family="paragraph" style:name="Heading-4" style:display-name="Heading 4" style:parent-style-name="normal" style:next-style-name="Normal">
      <style:paragraph-properties fo:line-height="100%" fo:margin-top="0.1945in" fo:margin-bottom="0.0555in" fo:keep-with-next="always"/>
      <style:text-properties fo:color="#666666" fo:font-size="12pt"/>
    </style:style>
    <style:style style:family="paragraph" style:name="Heading-5" style:display-name="Heading 5" style:parent-style-name="normal" style:next-style-name="Normal">
      <style:paragraph-properties fo:line-height="100%" fo:margin-top="0.1665in" fo:margin-bottom="0.0555in" fo:keep-with-next="always"/>
      <style:text-properties fo:color="#666666" fo:font-size="11pt"/>
    </style:style>
    <style:style style:family="paragraph" style:name="Heading" style:display-name="Heading" style:parent-style-name="Normal" style:next-style-name="Text-body">
      <style:paragraph-properties fo:margin-top="0.1665in" fo:margin-bottom="0.0835in" fo:keep-with-next="always"/>
      <style:text-properties style:font-name="Caladea" fo:font-size="14pt"/>
    </style:style>
    <style:style style:family="paragraph" style:name="Contents-2" style:display-name="Contents 2" style:parent-style-name="Normal" style:next-style-name="Normal">
      <style:paragraph-properties fo:text-indent="-0.3in" fo:margin-left="1in" fo:margin-right="0in"/>
    </style:style>
    <style:style style:family="paragraph" style:name="Contents-3" style:display-name="Contents 3" style:parent-style-name="Normal" style:next-style-name="Normal">
      <style:paragraph-properties fo:text-indent="-0.3in" fo:margin-left="1.5in" fo:margin-right="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Title" style:display-name="Title" style:parent-style-name="normal" style:next-style-name="Normal">
      <style:paragraph-properties fo:line-height="100%" fo:margin-top="0in" fo:margin-bottom="0.0417in" fo:keep-with-next="always"/>
      <style:text-properties fo:font-size="26pt"/>
    </style:style>
  </office:styles>
  <office:automatic-styles>
    <style:style style:family="text" style:name="T1" style:display-name="T1">
      <style:text-properties style:font-name="Times New Roman" fo:font-size="12pt"/>
    </style:style>
    <style:style style:family="paragraph" style:name="P2" style:display-name="P2" style:parent-style-name="Normal">
      <style:paragraph-properties fo:text-indent="0in" fo:margin-left="5.5in" fo:margin-right="0in" fo:margin-top="0in" fo:margin-bottom="0in"/>
      <style:text-properties style:font-name="CG Times" fo:font-size="12pt"/>
    </style:style>
    <style:style style:family="paragraph" style:name="P3" style:display-name="P3" style:parent-style-name="Normal">
      <style:paragraph-properties fo:text-indent="0in" fo:margin-left="5.5in" fo:margin-right="0in" fo:margin-top="0in" fo:margin-bottom="0in"/>
    </style:style>
    <style:style style:family="paragraph" style:name="P1" style:display-name="P1" style:parent-style-name="Normal">
      <style:paragraph-properties fo:text-align="end" fo:text-indent="0in" fo:margin-left="5.5in" fo:margin-right="0in" fo:margin-top="0in" fo:margin-bottom="0in"/>
      <style:text-properties style:font-name="CG Times" fo:font-size="12pt"/>
    </style:style>
    <style:page-layout style:name="Standard">
      <style:page-layout-properties fo:page-width="8.500000in" fo:page-height="11.000000in" style:print-orientation="portrait" fo:margin-top="0.000000cm" fo:margin-bottom="1in" fo:margin-left="1in" fo:margin-right="1in"/>
      <style:header-style>
        <style:header-footer-properties svg:height="3.708908cm"/>
      </style:header-style>
    </style:page-layout>
  </office:automatic-styles>
  <office:master-styles>
    <style:master-page style:name="Standard" style:page-layout-name="Standard">
      <style:header>
        <text:p text:style-name="P1"/>
        <text:p text:style-name="P2"/>
        <text:p text:style-name="P2"/>
        <text:p text:style-name="P3"><text:span text:style-name="T1"> <text:s text:c="5"/>Tejada </text:span><text:page-number>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creation-date>Thu Jun  6 03:48:54 2019
</meta:creation-date>
    <dc:date>Thu Jun  6 22:08:13 2019
</dc:date>
  </office:meta>
</office:document-meta>
</file>